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end"/>
      <style:text-properties fo:language="en" fo:country="US"/>
    </style:style>
    <style:style style:name="P2" style:parent-style-name="Normal"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font-weight="bold" style:font-weight-asian="bold" fo:language="en" fo:country="US"/>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style:style style:name="T7" style:parent-style-name="Policepardéfaut" style:family="text">
      <style:text-properties fo:font-weight="bold" style:font-weight-asian="bold"/>
    </style:style>
    <style:style style:name="P8" style:parent-style-name="Sansinterligne" style:family="paragraph"/>
    <style:style style:name="T9" style:parent-style-name="Policepardéfaut" style:family="text">
      <style:text-properties fo:font-weight="bold" style:font-weight-asian="bold"/>
    </style:style>
    <style:style style:name="P10" style:parent-style-name="Sansinterligne" style:family="paragraph"/>
    <style:style style:name="T11" style:parent-style-name="Policepardéfaut" style:family="text">
      <style:text-properties fo:font-weight="bold" style:font-weight-asian="bold"/>
    </style:style>
    <style:style style:name="P12" style:parent-style-name="Sansinterligne" style:family="paragraph"/>
    <style:style style:name="T13" style:parent-style-name="Policepardéfaut" style:family="text">
      <style:text-properties fo:font-weight="bold" style:font-weight-asian="bold"/>
    </style:style>
    <style:style style:name="P14" style:parent-style-name="Sansinterligne" style:family="paragraph"/>
    <style:style style:name="T15" style:parent-style-name="Policepardéfaut" style:family="text">
      <style:text-properties fo:font-weight="bold" style:font-weight-asian="bold"/>
    </style:style>
    <style:style style:name="P16" style:parent-style-name="Sansinterligne" style:family="paragraph"/>
    <style:style style:name="T17" style:parent-style-name="Policepardéfaut" style:family="text">
      <style:text-properties fo:font-weight="bold" style:font-weight-asian="bold"/>
    </style:style>
    <style:style style:name="P18" style:parent-style-name="Sansinterligne" style:family="paragraph"/>
    <style:style style:name="T19" style:parent-style-name="Policepardéfaut" style:family="text">
      <style:text-properties fo:font-weight="bold" style:font-weight-asian="bold"/>
    </style:style>
    <style:style style:name="P20" style:parent-style-name="Sansinterligne" style:family="paragraph"/>
    <style:style style:name="T21" style:parent-style-name="Policepardéfaut" style:family="text">
      <style:text-properties fo:font-weight="bold" style:font-weight-asian="bold"/>
    </style:style>
    <style:style style:name="P22" style:parent-style-name="Sansinterligne" style:family="paragraph"/>
    <style:style style:name="T23" style:parent-style-name="Policepardéfaut" style:family="text">
      <style:text-properties fo:font-weight="bold" style:font-weight-asian="bold"/>
    </style:style>
    <style:style style:name="P24" style:parent-style-name="Sansinterligne" style:family="paragraph"/>
    <style:style style:name="T25" style:parent-style-name="Policepardéfaut" style:family="text">
      <style:text-properties fo:font-weight="bold" style:font-weight-asian="bold"/>
    </style:style>
    <style:style style:name="P26" style:parent-style-name="Sansinterligne" style:family="paragraph"/>
    <style:style style:name="T27" style:parent-style-name="Policepardéfaut" style:family="text">
      <style:text-properties fo:font-weight="bold" style:font-weight-asian="bold"/>
    </style:style>
    <style:style style:name="P28" style:parent-style-name="Sansinterligne" style:family="paragraph"/>
    <style:style style:name="P29" style:parent-style-name="Sansinterligne" style:family="paragraph"/>
    <style:style style:name="P30" style:parent-style-name="Sansinterligne" style:family="paragraph"/>
    <style:style style:name="P31" style:parent-style-name="Sansinterligne" style:family="paragraph"/>
    <style:style style:name="T32" style:parent-style-name="Policepardéfaut" style:family="text">
      <style:text-properties fo:font-weight="bold" style:font-weight-asian="bold"/>
    </style:style>
    <style:style style:name="P33" style:parent-style-name="Sansinterligne" style:family="paragraph"/>
    <style:style style:name="T34" style:parent-style-name="Policepardéfaut" style:family="text">
      <style:text-properties fo:font-weight="bold" style:font-weight-asian="bold"/>
    </style:style>
    <style:style style:name="P35" style:parent-style-name="Sansinterligne" style:family="paragraph"/>
    <style:style style:name="T36" style:parent-style-name="Policepardéfaut" style:family="text">
      <style:text-properties fo:font-weight="bold" style:font-weight-asian="bold"/>
    </style:style>
    <style:style style:name="P37" style:parent-style-name="Sansinterligne" style:family="paragraph"/>
    <style:style style:name="T38" style:parent-style-name="Policepardéfaut" style:family="text">
      <style:text-properties fo:font-weight="bold" style:font-weight-asian="bold"/>
    </style:style>
    <style:style style:name="T39" style:parent-style-name="Policepardéfaut" style:family="text">
      <style:text-properties fo:font-weight="bold" style:font-weight-asian="bold"/>
    </style:style>
    <style:style style:name="P40" style:parent-style-name="Paragraphedeliste" style:family="paragraph"/>
    <style:style style:name="P41" style:parent-style-name="Paragraphedeliste" style:family="paragraph"/>
    <style:style style:name="P42" style:parent-style-name="Paragraphedeliste" style:family="paragraph"/>
    <style:style style:name="P43" style:parent-style-name="Paragraphedeliste" style:family="paragraph"/>
    <style:style style:name="P44" style:parent-style-name="Paragraphedeliste" style:family="paragraph"/>
    <style:style style:name="P45" style:parent-style-name="Paragraphedeliste" style:family="paragraph"/>
    <style:style style:name="T46" style:parent-style-name="Policepardéfaut" style:family="text">
      <style:text-properties fo:language="en" fo:country="US"/>
    </style:style>
    <style:style style:name="T47" style:parent-style-name="Policepardéfaut" style:family="text">
      <style:text-properties fo:language="en" fo:country="US"/>
    </style:style>
  </office:automatic-styles>
  <office:body>
    <office:text text:use-soft-page-breaks="true">
      <text:p text:style-name="P1">TEAM AFTERWARD – MATHIEU<text:s/>BÉDU</text:p>
      <text:p text:style-name="P2"/>
      <text:p text:style-name="Sansinterligne"><text:span text:style-name="T3">Nom :<text:s/></text:span><text:span text:style-name="T4">Mathieu Bédu</text:span></text:p>
      <text:p text:style-name="Sansinterligne">Projet :<text:s/><text:span text:style-name="T5">Afterward</text:span></text:p>
      <text:p text:style-name="Sansinterligne">Rôle :<text:s/><text:span text:style-name="T6">Programmeur</text:span></text:p>
      <text:h text:style-name="Titre1" text:outline-level="1">Rôle</text:h>
      <text:p text:style-name="Sansinterligne"><text:tab/>Au cours de la cinquième année, je serais chargé de la programmation du jeu Afterward. Cela comprend le développement<text:s/>gameplay et des outils pour les game designers / artistes.<text:s/>Le jeu sera développé sous Unity 5, en effet je possède une certaine expérience avec le moteur et il nous paraît adapté au projet.</text:p>
      <text:h text:style-name="Titre1" text:outline-level="1">Pourquoi ce projet ?</text:h>
      <text:p text:style-name="Sansinterligne"><text:tab/>Je considère le projet de cinquième année comme la pièce maîtresse de la vitrine que je vais présenter en quête de mon premier emploi, à l’issue de SIG. Afterward m’a intéressé particulièrement car c’est un projet assez large au niveau de ses fonctionnalités (3D, action, IA…) et l’utilisation du moteur Unity est un plus, me destinant davantage à travailler dans le jeu indépendant. Seul bémol, pas de réseau, mais on ne peut pas tout avoir !</text:p>
      <text:h text:style-name="Titre1" text:outline-level="1">Pourquoi moi ?</text:h>
      <text:p text:style-name="Normal"><text:tab/>Ayant déjà travaillé avec Jérémy (le porteur du projet qui devait sélectionner son équipe) et étant tous deux satisfaits de notre collaboration,<text:s/>j’ai été accepté facilement dans la team.<text:s/>De plus, j’ai déjà développé des jeux correspondant plus ou moins à ce que l’on souhaite en termes de caméra et déplacements. Je suis par contre moins initié au codage d’outils pour le LD et n’ai jamais travaillé sur des jeux d’action 3D dans ce style.</text:p>
      <text:h text:style-name="Titre1" text:outline-level="1">Scope</text:h>
      <text:p text:style-name="Sansinterligne">Les<text:s/><text:span text:style-name="T7">principales</text:span><text:s/>tâches au niveau de la programmation seront :</text:p>
      <text:list text:style-name="LFO1" text:continue-numbering="true">
        <text:list-item>
          <text:p text:style-name="P8"><text:span text:style-name="T9">3 C</text:span> :</text:p>
          <text:list text:continue-numbering="true">
            <text:list-item>
              <text:p text:style-name="P10"><text:span text:style-name="T11">Camera</text:span> : ¾ top, parallax scrolling, effets de caméra…</text:p>
            </text:list-item>
            <text:list-item>
              <text:p text:style-name="P12"><text:span text:style-name="T13">Control</text:span> : Contrôles à la manette, déplacement 360° horizontal, vitesse de déplacement en fonction de l’inclinaison du joystick…</text:p>
            </text:list-item>
            <text:list-item>
              <text:p text:style-name="P14"><text:span text:style-name="T15">Character</text:span> : Attaques de base, contres…</text:p>
            </text:list-item>
          </text:list>
        </text:list-item>
        <text:list-item>
          <text:p text:style-name="P16"><text:span text:style-name="T17">Physique</text:span> : Les coups appliquent une force repoussante sur la cible, gestion des forces opposées…</text:p>
        </text:list-item>
        <text:list-item>
          <text:p text:style-name="P18"><text:span text:style-name="T19">Cristaux </text:span>: Gestion des patterns, combos, cycle fermé d’énergie…</text:p>
        </text:list-item>
        <text:list-item>
          <text:p text:style-name="P20"><text:span text:style-name="T21">IA </text:span>: Ennemis "basiques", boss</text:p>
        </text:list-item>
        <text:list-item>
          <text:p text:style-name="P22"><text:span text:style-name="T23">Outils de Level Building </text:span>: Permettre au level designer / builder d’intégrer facilement son niveau dans l’éditeur (grille, autosnap…)</text:p>
        </text:list-item>
        <text:list-item>
          <text:p text:style-name="P24"><text:span text:style-name="T25">Tutoriel</text:span></text:p>
        </text:list-item>
      </text:list>
      <text:h text:style-name="Titre1" text:outline-level="1">Approche méthodique du projet</text:h>
      <text:p text:style-name="Sansinterligne"><text:tab/>Il sera important de correctement organiser le travail et ce avant même de commencer la production. Étant seul à la programmation (malgré l’aide ponctuelle de Jérémy sur<text:s/>certaines tâches à définir), je n’ai pas à gérer une répartition complexe parmi un effectif, cependant il me faut gérer mon temps et donc prévoir (avec de grosses marges) combien de temps devra me prendre chaque tâche, tout en gardant à l’esprit que la moitié du projet sera amené à évoluer.</text:p>
      <text:soft-page-break/>
      <text:p text:style-name="Sansinterligne"><text:tab/>Je vais donc créer un planning personnel sur Trello, qui rejoindra par la suite un planning plus important (GANTT ?) comprenant tous les membres de l’équipe.</text:p>
      <text:h text:style-name="Titre1" text:outline-level="1">Approche technique du projet</text:h>
      <text:p text:style-name="Sansinterligne"><text:tab/>Étant donné l’envergure du projet, il est primordial de définir et de maintenir une architecture de code propre, souple et maintenable. Je compte travailler selon le modèle suivant (je néglige dans ce document la communication avec le reste de l’équipe) :</text:p>
      <text:list text:style-name="LFO2" text:continue-numbering="true">
        <text:list-item>
          <text:p text:style-name="P26"><text:span text:style-name="T27">Phase de prototypage</text:span> : Je fais<text:s/>un prototype, le code sera donc relativement sale mais cela permettra :</text:p>
          <text:list text:continue-numbering="true">
            <text:list-item>
              <text:p text:style-name="P28">Que l’équipe puisse donner son avis sur ce premier jet</text:p>
            </text:list-item>
            <text:list-item>
              <text:p text:style-name="P29">D’avoir quelque chose à présenter lors des jurys de fin de quatrième année</text:p>
            </text:list-item>
            <text:list-item>
              <text:p text:style-name="P30">Que je puisse me faire une meilleure idée des contraintes d’architecture à mettre en place</text:p>
            </text:list-item>
          </text:list>
        </text:list-item>
        <text:list-item>
          <text:p text:style-name="P31"><text:span text:style-name="T32">Phase de conception</text:span> : Pas de code, je fais des schémas UML correspondant à l’architecture de code à implémenter (relations entre les classes).</text:p>
        </text:list-item>
        <text:list-item>
          <text:p text:style-name="P33"><text:span text:style-name="T34">Phase de planification</text:span> : Je défini les différentes tâches à accomplir et les<text:s/>organise sur Trello.</text:p>
        </text:list-item>
        <text:list-item>
          <text:p text:style-name="P35"><text:span text:style-name="T36">Refonte du prototype selon le modèle conçu </text:span>: Je mets en code l’architecture choisie et refais le prototype par-dessus. J’en profite pour configurer Unity et Visual Studio afin de correspondre au projet sur le long terme.</text:p>
        </text:list-item>
        <text:list-item>
          <text:p text:style-name="P37"><text:span text:style-name="T38">Phase de prod</text:span><text:span text:style-name="T39">uction</text:span> : Je traite chaque tâche selon mon planning. Cette phase suivra un processus itératif nécessaire que j’aurais pris en compte sur le planning.</text:p>
        </text:list-item>
      </text:list>
      <text:h text:style-name="Titre1" text:outline-level="1">Approche personnelle du projet</text:h>
      <text:p text:style-name="Normal"><text:tab/>Je pense que ce qui me prendra le plus de temps sera de peaufiner le gameplay afin d’améliorer le game feel, <text:s/>d’autant plus que je ne suis pas familier à ce genre de jeux. Travail sur la caméra, le time scaling, les effets de particules… Notre équipe est exigeante et privilégie la qualité sur la quantité.</text:p>
      <text:h text:style-name="Titre1" text:outline-level="1">Anticipation des problèmes</text:h>
      <text:p text:style-name="Normal"><text:tab/>Problème<text:s/>potentiels → Solutions éventuelles</text:p>
      <text:list text:style-name="LFO3" text:continue-numbering="true">
        <text:list-item>
          <text:p text:style-name="P40">IA trop chaotique → Réduction de l’"intelligence"<text:s/>des ennemis afin de les rendre plus prévisibles</text:p>
        </text:list-item>
        <text:list-item>
          <text:p text:style-name="P41">Combats pas assez agréables à jouer (Game feel maladroit) → Réduire le côté physique des combats afin de garder un meilleur contrôle de l’action</text:p>
        </text:list-item>
        <text:list-item>
          <text:p text:style-name="P42">Charge de travail trop importante → Amputation de certaines fonctionnalités mineures</text:p>
        </text:list-item>
      </text:list>
      <text:h text:style-name="Titre1" text:outline-level="1">Influences</text:h>
      <text:p text:style-name="Normal"><text:tab/>Les influences de l’équipe sont diverses et variées, voici les miennes :</text:p>
      <text:list text:style-name="LFO4" text:continue-numbering="true">
        <text:list-item>
          <text:p text:style-name="P43">Caméra : Transistor</text:p>
        </text:list-item>
        <text:list-item>
          <text:p text:style-name="P44">Déplacements : Halo – Spartan Assault</text:p>
        </text:list-item>
        <text:list-item>
          <text:p text:style-name="P45"><text:span text:style-name="T46">Game Feel :<text:s/></text:span><text:span text:style-name="T47">Ys Origin, One Finger Death Punch</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ansinterligne" style:display-name="Sans interligne" style:family="paragraph">
      <style:paragraph-properties fo:margin-bottom="0in" fo:line-height="100%"/>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G4GP</meta:initial-creator>
    <dc:creator>SIG4GP</dc:creator>
    <meta:creation-date>2015-05-11T08:20:00Z</meta:creation-date>
    <dc:date>2015-05-12T13:48:00Z</dc:date>
    <meta:template xlink:href="Normal.dotm" xlink:type="simple"/>
    <meta:editing-cycles>20</meta:editing-cycles>
    <meta:editing-duration>PT10920S</meta:editing-duration>
    <meta:document-statistic meta:page-count="2" meta:paragraph-count="9" meta:word-count="733" meta:character-count="4757" meta:row-count="33" meta:non-whitespace-character-count="4033"/>
  </office:meta>
</office:document-meta>
</file>